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4.665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table:number-columns-spanned="5" table:number-rows-spanned="1">
            <text:p>Comparison of power consumed between our latest distribution and the official OpenSUSE distribution.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The measure unit is the Watt.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>
            <text:p>Time elapsed</text:p>
          </table:table-cell>
          <table:table-cell table:style-name="ce2" office:value-type="string">
            <text:p>Thinkpad – OpenSUSE 12.3 LXDE</text:p>
          </table:table-cell>
          <table:table-cell table:style-name="ce2" office:value-type="string">
            <text:p>Thinkpad – v0.2.1</text:p>
          </table:table-cell>
          <table:table-cell table:style-name="ce2" office:value-type="string">
            <text:p>HP – OpenSUSE 12.3 KDE</text:p>
          </table:table-cell>
          <table:table-cell table:style-name="ce2" office:value-type="string">
            <text:p>HP – v0.2.1</text:p>
          </table:table-cell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10.7">
            <text:p>10,7</text:p>
          </table:table-cell>
          <table:table-cell table:style-name="ce5" office:value-type="float" office:value="9.13">
            <text:p>9,13</text:p>
          </table:table-cell>
          <table:table-cell table:style-name="ce5" office:value-type="float" office:value="16.11">
            <text:p>16,11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float" office:value="10.68">
            <text:p>10,68</text:p>
          </table:table-cell>
          <table:table-cell table:style-name="ce5" office:value-type="float" office:value="8.72">
            <text:p>8,72</text:p>
          </table:table-cell>
          <table:table-cell table:style-name="ce5" office:value-type="float" office:value="16.27">
            <text:p>16,27</text:p>
          </table:table-cell>
          <table:table-cell table:style-name="ce7" office:value-type="float" office:value="11.77">
            <text:p>11,77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6.28">
            <text:p>16,28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47">
            <text:p>8,47</text:p>
          </table:table-cell>
          <table:table-cell table:style-name="ce5" office:value-type="float" office:value="16.25">
            <text:p>16,25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6.26">
            <text:p>16,26</text:p>
          </table:table-cell>
          <table:table-cell table:style-name="ce7" office:value-type="float" office:value="11.82">
            <text:p>11,82</text:p>
          </table:table-cell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5" office:value-type="float" office:value="10.58">
            <text:p>10,58</text:p>
          </table:table-cell>
          <table:table-cell table:style-name="ce5" office:value-type="float" office:value="8.58">
            <text:p>8,58</text:p>
          </table:table-cell>
          <table:table-cell table:style-name="ce5" office:value-type="float" office:value="16.27">
            <text:p>16,27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5" office:value-type="float" office:value="12.63">
            <text:p>12,63</text:p>
          </table:table-cell>
          <table:table-cell table:style-name="ce5" office:value-type="float" office:value="8.57">
            <text:p>8,57</text:p>
          </table:table-cell>
          <table:table-cell table:style-name="ce5" office:value-type="float" office:value="16.26">
            <text:p>16,26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5" office:value-type="float" office:value="10.64">
            <text:p>10,64</text:p>
          </table:table-cell>
          <table:table-cell table:style-name="ce5" office:value-type="float" office:value="8.56">
            <text:p>8,56</text:p>
          </table:table-cell>
          <table:table-cell table:style-name="ce5" office:value-type="float" office:value="16.3">
            <text:p>16,3</text:p>
          </table:table-cell>
          <table:table-cell table:style-name="ce7" office:value-type="float" office:value="11.82">
            <text:p>11,82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10.64">
            <text:p>10,64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6.21">
            <text:p>16,21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58">
            <text:p>8,58</text:p>
          </table:table-cell>
          <table:table-cell table:style-name="ce5" office:value-type="float" office:value="16.22">
            <text:p>16,22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float" office:value="10.65">
            <text:p>10,65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6.2">
            <text:p>16,2</text:p>
          </table:table-cell>
          <table:table-cell table:style-name="ce7" office:value-type="float" office:value="11.76">
            <text:p>11,76</text:p>
          </table:table-cell>
          <table:table-cell table:number-columns-repeated="101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57">
            <text:p>8,57</text:p>
          </table:table-cell>
          <table:table-cell table:style-name="ce5" office:value-type="float" office:value="16.16">
            <text:p>16,16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54">
            <text:p>8,54</text:p>
          </table:table-cell>
          <table:table-cell table:style-name="ce5" office:value-type="float" office:value="16.16">
            <text:p>16,16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float" office:value="10.64">
            <text:p>10,64</text:p>
          </table:table-cell>
          <table:table-cell table:style-name="ce5" office:value-type="float" office:value="8.58">
            <text:p>8,58</text:p>
          </table:table-cell>
          <table:table-cell table:style-name="ce5" office:value-type="float" office:value="16.16">
            <text:p>16,16</text:p>
          </table:table-cell>
          <table:table-cell table:style-name="ce7" office:value-type="float" office:value="11.89">
            <text:p>11,89</text:p>
          </table:table-cell>
          <table:table-cell table:number-columns-repeated="101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58">
            <text:p>8,58</text:p>
          </table:table-cell>
          <table:table-cell table:style-name="ce5" office:value-type="float" office:value="16.21">
            <text:p>16,21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57">
            <text:p>8,57</text:p>
          </table:table-cell>
          <table:table-cell table:style-name="ce5" office:value-type="float" office:value="16.18">
            <text:p>16,18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11.42">
            <text:p>11,42</text:p>
          </table:table-cell>
          <table:table-cell table:style-name="ce5" office:value-type="float" office:value="8.57">
            <text:p>8,57</text:p>
          </table:table-cell>
          <table:table-cell table:style-name="ce5" office:value-type="float" office:value="16.24">
            <text:p>16,24</text:p>
          </table:table-cell>
          <table:table-cell table:style-name="ce7" office:value-type="float" office:value="11.76">
            <text:p>11,76</text:p>
          </table:table-cell>
          <table:table-cell table:number-columns-repeated="101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6.36">
            <text:p>16,36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5.38">
            <text:p>15,38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47">
            <text:p>13,47</text:p>
          </table:table-cell>
          <table:table-cell table:style-name="ce7" office:value-type="float" office:value="11.75">
            <text:p>11,75</text:p>
          </table:table-cell>
          <table:table-cell table:number-columns-repeated="101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49">
            <text:p>13,49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49">
            <text:p>13,49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9.16">
            <text:p>9,16</text:p>
          </table:table-cell>
          <table:table-cell table:style-name="ce5" office:value-type="float" office:value="14.82">
            <text:p>14,82</text:p>
          </table:table-cell>
          <table:table-cell table:style-name="ce7" office:value-type="float" office:value="11.76">
            <text:p>11,76</text:p>
          </table:table-cell>
          <table:table-cell table:number-columns-repeated="1019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46">
            <text:p>8,46</text:p>
          </table:table-cell>
          <table:table-cell table:style-name="ce5" office:value-type="float" office:value="14.58">
            <text:p>14,58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11.25">
            <text:p>11,25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4.35">
            <text:p>14,35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5" office:value-type="float" office:value="10.66">
            <text:p>10,66</text:p>
          </table:table-cell>
          <table:table-cell table:style-name="ce5" office:value-type="float" office:value="8.41">
            <text:p>8,41</text:p>
          </table:table-cell>
          <table:table-cell table:style-name="ce5" office:value-type="float" office:value="13.78">
            <text:p>13,78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46">
            <text:p>13,46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5" office:value-type="float" office:value="10.59">
            <text:p>10,59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91">
            <text:p>13,91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10.87">
            <text:p>10,87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5">
            <text:p>13,5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39">
            <text:p>13,39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float" office:value="11.07">
            <text:p>11,07</text:p>
          </table:table-cell>
          <table:table-cell table:style-name="ce5" office:value-type="float" office:value="8.63">
            <text:p>8,63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float" office:value="11.05">
            <text:p>11,05</text:p>
          </table:table-cell>
          <table:table-cell table:style-name="ce5" office:value-type="float" office:value="9.94">
            <text:p>9,94</text:p>
          </table:table-cell>
          <table:table-cell table:style-name="ce5" office:value-type="float" office:value="13.36">
            <text:p>13,36</text:p>
          </table:table-cell>
          <table:table-cell table:style-name="ce7" office:value-type="float" office:value="13.9">
            <text:p>13,9</text:p>
          </table:table-cell>
          <table:table-cell table:number-columns-repeated="1019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11.6">
            <text:p>11,6</text:p>
          </table:table-cell>
          <table:table-cell table:style-name="ce5" office:value-type="float" office:value="8.59">
            <text:p>8,59</text:p>
          </table:table-cell>
          <table:table-cell table:style-name="ce5" office:value-type="float" office:value="13.38">
            <text:p>13,38</text:p>
          </table:table-cell>
          <table:table-cell table:style-name="ce7" office:value-type="float" office:value="13.71">
            <text:p>13,71</text:p>
          </table:table-cell>
          <table:table-cell table:number-columns-repeated="1019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9">
            <text:p>8,59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73">
            <text:p>11,73</text:p>
          </table:table-cell>
          <table:table-cell table:number-columns-repeated="1019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5" office:value-type="float" office:value="11.07">
            <text:p>11,07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10.64">
            <text:p>10,64</text:p>
          </table:table-cell>
          <table:table-cell table:style-name="ce5" office:value-type="float" office:value="8.53">
            <text:p>8,53</text:p>
          </table:table-cell>
          <table:table-cell table:style-name="ce5" office:value-type="float" office:value="14.08">
            <text:p>14,08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5" office:value-type="float" office:value="10.87">
            <text:p>10,87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5" office:value-type="float" office:value="10.64">
            <text:p>10,64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99">
            <text:p>8,99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10.68">
            <text:p>10,68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71">
            <text:p>11,71</text:p>
          </table:table-cell>
          <table:table-cell table:number-columns-repeated="1019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5" office:value-type="float" office:value="10.64">
            <text:p>10,64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5" office:value-type="float" office:value="10.67">
            <text:p>10,67</text:p>
          </table:table-cell>
          <table:table-cell table:style-name="ce5" office:value-type="float" office:value="8.47">
            <text:p>8,47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10.65">
            <text:p>10,65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4.03">
            <text:p>14,03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4">
            <text:p>8,54</text:p>
          </table:table-cell>
          <table:table-cell table:style-name="ce5" office:value-type="float" office:value="13.39">
            <text:p>13,39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5" office:value-type="float" office:value="10.64">
            <text:p>10,64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53">
            <text:p>13,53</text:p>
          </table:table-cell>
          <table:table-cell table:style-name="ce7" office:value-type="float" office:value="11.73">
            <text:p>11,73</text:p>
          </table:table-cell>
          <table:table-cell table:number-columns-repeated="1019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10.59">
            <text:p>10,59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54">
            <text:p>13,54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39">
            <text:p>13,39</text:p>
          </table:table-cell>
          <table:table-cell table:style-name="ce7" office:value-type="float" office:value="11.69">
            <text:p>11,69</text:p>
          </table:table-cell>
          <table:table-cell table:number-columns-repeated="1019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5" office:value-type="float" office:value="10.59">
            <text:p>10,59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38">
            <text:p>13,38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5" office:value-type="float" office:value="11.32">
            <text:p>11,32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59">
            <text:p>13,59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5" office:value-type="float" office:value="10.97">
            <text:p>10,97</text:p>
          </table:table-cell>
          <table:table-cell table:style-name="ce5" office:value-type="float" office:value="8.56">
            <text:p>8,56</text:p>
          </table:table-cell>
          <table:table-cell table:style-name="ce5" office:value-type="float" office:value="14.23">
            <text:p>14,23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5" office:value-type="float" office:value="11.37">
            <text:p>11,37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4.12">
            <text:p>14,12</text:p>
          </table:table-cell>
          <table:table-cell table:style-name="ce7" office:value-type="float" office:value="11.75">
            <text:p>11,75</text:p>
          </table:table-cell>
          <table:table-cell table:number-columns-repeated="1019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5" office:value-type="float" office:value="11.17">
            <text:p>11,17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61">
            <text:p>8,61</text:p>
          </table:table-cell>
          <table:table-cell table:style-name="ce5" office:value-type="float" office:value="13.58">
            <text:p>13,58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6">
            <text:p>8,56</text:p>
          </table:table-cell>
          <table:table-cell table:style-name="ce5" office:value-type="float" office:value="14.48">
            <text:p>14,48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59">
            <text:p>8,59</text:p>
          </table:table-cell>
          <table:table-cell table:style-name="ce5" office:value-type="float" office:value="13.38">
            <text:p>13,38</text:p>
          </table:table-cell>
          <table:table-cell table:style-name="ce7" office:value-type="float" office:value="11.69">
            <text:p>11,69</text:p>
          </table:table-cell>
          <table:table-cell table:number-columns-repeated="1019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6">
            <text:p>8,56</text:p>
          </table:table-cell>
          <table:table-cell table:style-name="ce5" office:value-type="float" office:value="13.39">
            <text:p>13,39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47">
            <text:p>13,47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5" office:value-type="float" office:value="10.7">
            <text:p>10,7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4.16">
            <text:p>14,16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4.31">
            <text:p>14,31</text:p>
          </table:table-cell>
          <table:table-cell table:style-name="ce7" office:value-type="float" office:value="11.72">
            <text:p>11,72</text:p>
          </table:table-cell>
          <table:table-cell table:number-columns-repeated="1019"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4.34">
            <text:p>14,34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24">
            <text:p>13,24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4">
            <text:p>8,4</text:p>
          </table:table-cell>
          <table:table-cell table:style-name="ce5" office:value-type="float" office:value="13.71">
            <text:p>13,71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4">
            <text:p>8,4</text:p>
          </table:table-cell>
          <table:table-cell table:style-name="ce5" office:value-type="float" office:value="13.85">
            <text:p>13,85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5" office:value-type="float" office:value="10.62">
            <text:p>10,62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5" office:value-type="float" office:value="10.59">
            <text:p>10,59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5" office:value-type="float" office:value="10.6">
            <text:p>10,6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7">
            <text:p>11,7</text:p>
          </table:table-cell>
          <table:table-cell table:number-columns-repeated="1019"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5" office:value-type="float" office:value="10.61">
            <text:p>10,61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1">
            <text:p>13,1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5" office:value-type="float" office:value="10.71">
            <text:p>10,71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4.45">
            <text:p>14,45</text:p>
          </table:table-cell>
          <table:table-cell table:style-name="ce7" office:value-type="float" office:value="11.68">
            <text:p>11,68</text:p>
          </table:table-cell>
          <table:table-cell table:number-columns-repeated="1019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99">
            <text:p>13,99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13">
            <text:p>13,13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5" office:value-type="float" office:value="10.63">
            <text:p>10,63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5.67">
            <text:p>15,67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5" office:value-type="float" office:value="11.47">
            <text:p>11,47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39">
            <text:p>13,39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5" office:value-type="float" office:value="10.59">
            <text:p>10,59</text:p>
          </table:table-cell>
          <table:table-cell table:style-name="ce5" office:value-type="float" office:value="8.54">
            <text:p>8,54</text:p>
          </table:table-cell>
          <table:table-cell table:style-name="ce5" office:value-type="float" office:value="13.38">
            <text:p>13,38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5" office:value-type="float" office:value="10.56">
            <text:p>10,56</text:p>
          </table:table-cell>
          <table:table-cell table:style-name="ce5" office:value-type="float" office:value="8.56">
            <text:p>8,56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71">
            <text:p>11,71</text:p>
          </table:table-cell>
          <table:table-cell table:number-columns-repeated="1019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37">
            <text:p>13,37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5" office:value-type="float" office:value="12.36">
            <text:p>12,36</text:p>
          </table:table-cell>
          <table:table-cell table:style-name="ce5" office:value-type="float" office:value="8.58">
            <text:p>8,58</text:p>
          </table:table-cell>
          <table:table-cell table:style-name="ce5" office:value-type="float" office:value="13.42">
            <text:p>13,42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5" office:value-type="float" office:value="12.22">
            <text:p>12,22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79">
            <text:p>13,79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5" office:value-type="float" office:value="10.51">
            <text:p>10,51</text:p>
          </table:table-cell>
          <table:table-cell table:style-name="ce5" office:value-type="float" office:value="8.54">
            <text:p>8,54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5" office:value-type="float" office:value="10.55">
            <text:p>10,55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75">
            <text:p>11,75</text:p>
          </table:table-cell>
          <table:table-cell table:number-columns-repeated="1019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5" office:value-type="float" office:value="11.32">
            <text:p>11,32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09">
            <text:p>13,09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5" office:value-type="float" office:value="11.22">
            <text:p>11,22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7">
            <text:p>11,7</text:p>
          </table:table-cell>
          <table:table-cell table:number-columns-repeated="1019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5" office:value-type="float" office:value="10.51">
            <text:p>10,51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8.47">
            <text:p>8,47</text:p>
          </table:table-cell>
          <table:table-cell table:style-name="ce5" office:value-type="float" office:value="13.26">
            <text:p>13,26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08">
            <text:p>13,08</text:p>
          </table:table-cell>
          <table:table-cell table:style-name="ce7" office:value-type="float" office:value="11.74">
            <text:p>11,74</text:p>
          </table:table-cell>
          <table:table-cell table:number-columns-repeated="1019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8.53">
            <text:p>8,53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5" office:value-type="float" office:value="10.47">
            <text:p>10,47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28">
            <text:p>13,28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12">
            <text:p>13,12</text:p>
          </table:table-cell>
          <table:table-cell table:style-name="ce7" office:value-type="float" office:value="11.76">
            <text:p>11,76</text:p>
          </table:table-cell>
          <table:table-cell table:number-columns-repeated="1019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5" office:value-type="float" office:value="10.47">
            <text:p>10,47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32">
            <text:p>13,32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47">
            <text:p>8,47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73">
            <text:p>11,73</text:p>
          </table:table-cell>
          <table:table-cell table:number-columns-repeated="1019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11">
            <text:p>13,11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41">
            <text:p>8,41</text:p>
          </table:table-cell>
          <table:table-cell table:style-name="ce5" office:value-type="float" office:value="13.17">
            <text:p>13,17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19">
            <text:p>13,19</text:p>
          </table:table-cell>
          <table:table-cell table:style-name="ce7" office:value-type="float" office:value="11.74">
            <text:p>11,74</text:p>
          </table:table-cell>
          <table:table-cell table:number-columns-repeated="1019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8.43">
            <text:p>8,43</text:p>
          </table:table-cell>
          <table:table-cell table:style-name="ce5" office:value-type="float" office:value="13.39">
            <text:p>13,39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07">
            <text:p>107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18">
            <text:p>13,18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5" office:value-type="float" office:value="10.44">
            <text:p>10,44</text:p>
          </table:table-cell>
          <table:table-cell table:style-name="ce5" office:value-type="float" office:value="8.42">
            <text:p>8,42</text:p>
          </table:table-cell>
          <table:table-cell table:style-name="ce5" office:value-type="float" office:value="13.84">
            <text:p>13,84</text:p>
          </table:table-cell>
          <table:table-cell table:style-name="ce7" office:value-type="float" office:value="11.74">
            <text:p>11,74</text:p>
          </table:table-cell>
          <table:table-cell table:number-columns-repeated="1019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8.55">
            <text:p>8,55</text:p>
          </table:table-cell>
          <table:table-cell table:style-name="ce5" office:value-type="float" office:value="13.87">
            <text:p>13,87</text:p>
          </table:table-cell>
          <table:table-cell table:style-name="ce7" office:value-type="float" office:value="11.67">
            <text:p>11,67</text:p>
          </table:table-cell>
          <table:table-cell table:number-columns-repeated="1019"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5" office:value-type="float" office:value="10.47">
            <text:p>10,47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76">
            <text:p>13,76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8.46">
            <text:p>8,46</text:p>
          </table:table-cell>
          <table:table-cell table:style-name="ce5" office:value-type="float" office:value="13.68">
            <text:p>13,68</text:p>
          </table:table-cell>
          <table:table-cell table:style-name="ce7" office:value-type="float" office:value="11.74">
            <text:p>11,74</text:p>
          </table:table-cell>
          <table:table-cell table:number-columns-repeated="1019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8.54">
            <text:p>8,54</text:p>
          </table:table-cell>
          <table:table-cell table:style-name="ce5" office:value-type="float" office:value="13.45">
            <text:p>13,45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113">
            <text:p>113</text:p>
          </table:table-cell>
          <table:table-cell table:style-name="ce5" office:value-type="float" office:value="10.44">
            <text:p>10,44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45">
            <text:p>13,45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47">
            <text:p>8,47</text:p>
          </table:table-cell>
          <table:table-cell table:style-name="ce5" office:value-type="float" office:value="13.66">
            <text:p>13,66</text:p>
          </table:table-cell>
          <table:table-cell table:style-name="ce7" office:value-type="float" office:value="11.75">
            <text:p>11,75</text:p>
          </table:table-cell>
          <table:table-cell table:number-columns-repeated="1019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53">
            <text:p>8,53</text:p>
          </table:table-cell>
          <table:table-cell table:style-name="ce5" office:value-type="float" office:value="13.43">
            <text:p>13,43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72">
            <text:p>13,72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17">
            <text:p>117</text:p>
          </table:table-cell>
          <table:table-cell table:style-name="ce5" office:value-type="float" office:value="10.44">
            <text:p>10,44</text:p>
          </table:table-cell>
          <table:table-cell table:style-name="ce5" office:value-type="float" office:value="8.48">
            <text:p>8,48</text:p>
          </table:table-cell>
          <table:table-cell table:style-name="ce5" office:value-type="float" office:value="13.44">
            <text:p>13,44</text:p>
          </table:table-cell>
          <table:table-cell table:style-name="ce7" office:value-type="float" office:value="11.74">
            <text:p>11,74</text:p>
          </table:table-cell>
          <table:table-cell table:number-columns-repeated="1019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5" office:value-type="float" office:value="11.26">
            <text:p>11,26</text:p>
          </table:table-cell>
          <table:table-cell table:style-name="ce5" office:value-type="float" office:value="8.53">
            <text:p>8,53</text:p>
          </table:table-cell>
          <table:table-cell table:style-name="ce5" office:value-type="float" office:value="13.87">
            <text:p>13,87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5" office:value-type="float" office:value="10.8">
            <text:p>10,8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3.49">
            <text:p>13,49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5" office:value-type="float" office:value="11.36">
            <text:p>11,36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78">
            <text:p>13,78</text:p>
          </table:table-cell>
          <table:table-cell table:style-name="ce7" office:value-type="float" office:value="11.75">
            <text:p>11,75</text:p>
          </table:table-cell>
          <table:table-cell table:number-columns-repeated="1019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51">
            <text:p>8,51</text:p>
          </table:table-cell>
          <table:table-cell table:style-name="ce5" office:value-type="float" office:value="14.39">
            <text:p>14,39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47">
            <text:p>8,47</text:p>
          </table:table-cell>
          <table:table-cell table:style-name="ce5" office:value-type="float" office:value="14.26">
            <text:p>14,26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5" office:value-type="float" office:value="11.52">
            <text:p>11,52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4.01">
            <text:p>14,01</text:p>
          </table:table-cell>
          <table:table-cell table:style-name="ce7" office:value-type="float" office:value="11.73">
            <text:p>11,73</text:p>
          </table:table-cell>
          <table:table-cell table:number-columns-repeated="1019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5" office:value-type="float" office:value="11.11">
            <text:p>11,11</text:p>
          </table:table-cell>
          <table:table-cell table:style-name="ce5" office:value-type="float" office:value="8.53">
            <text:p>8,53</text:p>
          </table:table-cell>
          <table:table-cell table:style-name="ce5" office:value-type="float" office:value="13.86">
            <text:p>13,86</text:p>
          </table:table-cell>
          <table:table-cell table:style-name="ce7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8.49">
            <text:p>8,49</text:p>
          </table:table-cell>
          <table:table-cell table:style-name="ce5" office:value-type="float" office:value="13.85">
            <text:p>13,85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5" office:value-type="float" office:value="10.58">
            <text:p>10,58</text:p>
          </table:table-cell>
          <table:table-cell table:style-name="ce5" office:value-type="float" office:value="8.5">
            <text:p>8,5</text:p>
          </table:table-cell>
          <table:table-cell table:style-name="ce5" office:value-type="float" office:value="13.19">
            <text:p>13,19</text:p>
          </table:table-cell>
          <table:table-cell table:style-name="ce7" office:value-type="float" office:value="11.75">
            <text:p>11,75</text:p>
          </table:table-cell>
          <table:table-cell table:number-columns-repeated="1019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8.52">
            <text:p>8,52</text:p>
          </table:table-cell>
          <table:table-cell table:style-name="ce5" office:value-type="float" office:value="13.77">
            <text:p>13,77</text:p>
          </table:table-cell>
          <table:table-cell table:style-name="ce7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8.59">
            <text:p>8,59</text:p>
          </table:table-cell>
          <table:table-cell table:style-name="ce5" office:value-type="float" office:value="13.21">
            <text:p>13,21</text:p>
          </table:table-cell>
          <table:table-cell table:style-name="ce7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5" office:value-type="float" office:value="11.16">
            <text:p>11,16</text:p>
          </table:table-cell>
          <table:table-cell table:style-name="ce5" office:value-type="float" office:value="6.23">
            <text:p>6,23</text:p>
          </table:table-cell>
          <table:table-cell table:style-name="ce5" office:value-type="float" office:value="14.17">
            <text:p>14,17</text:p>
          </table:table-cell>
          <table:table-cell table:style-name="ce7" office:value-type="float" office:value="11.75">
            <text:p>11,75</text:p>
          </table:table-cell>
          <table:table-cell table:number-columns-repeated="1019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5" office:value-type="float" office:value="11.44">
            <text:p>11,44</text:p>
          </table:table-cell>
          <table:table-cell table:style-name="ce5" office:value-type="float" office:value="4.83">
            <text:p>4,83</text:p>
          </table:table-cell>
          <table:table-cell table:style-name="ce5" office:value-type="float" office:value="13.23">
            <text:p>13,23</text:p>
          </table:table-cell>
          <table:table-cell table:style-name="ce7" office:value-type="float" office:value="9.07">
            <text:p>9,07</text:p>
          </table:table-cell>
          <table:table-cell table:number-columns-repeated="1019"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4.83">
            <text:p>4,83</text:p>
          </table:table-cell>
          <table:table-cell table:style-name="ce5" office:value-type="float" office:value="13.79">
            <text:p>13,79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5" office:value-type="float" office:value="10.55">
            <text:p>10,55</text:p>
          </table:table-cell>
          <table:table-cell table:style-name="ce5" office:value-type="float" office:value="5.29">
            <text:p>5,29</text:p>
          </table:table-cell>
          <table:table-cell table:style-name="ce5" office:value-type="float" office:value="13.22">
            <text:p>13,22</text:p>
          </table:table-cell>
          <table:table-cell table:style-name="ce7" office:value-type="float" office:value="9.15">
            <text:p>9,15</text:p>
          </table:table-cell>
          <table:table-cell table:number-columns-repeated="1019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5" office:value-type="float" office:value="11.55">
            <text:p>11,55</text:p>
          </table:table-cell>
          <table:table-cell table:style-name="ce5" office:value-type="float" office:value="5.02">
            <text:p>5,02</text:p>
          </table:table-cell>
          <table:table-cell table:style-name="ce5" office:value-type="float" office:value="14.28">
            <text:p>14,28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99">
            <text:p>4,99</text:p>
          </table:table-cell>
          <table:table-cell table:style-name="ce5" office:value-type="float" office:value="13.35">
            <text:p>13,35</text:p>
          </table:table-cell>
          <table:table-cell table:style-name="ce7" office:value-type="float" office:value="9.07">
            <text:p>9,07</text:p>
          </table:table-cell>
          <table:table-cell table:number-columns-repeated="1019"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4.96">
            <text:p>4,96</text:p>
          </table:table-cell>
          <table:table-cell table:style-name="ce5" office:value-type="float" office:value="13.26">
            <text:p>13,26</text:p>
          </table:table-cell>
          <table:table-cell table:style-name="ce7" office:value-type="float" office:value="9.2">
            <text:p>9,2</text:p>
          </table:table-cell>
          <table:table-cell table:number-columns-repeated="1019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5" office:value-type="float" office:value="10.51">
            <text:p>10,51</text:p>
          </table:table-cell>
          <table:table-cell table:style-name="ce5" office:value-type="float" office:value="4.75">
            <text:p>4,75</text:p>
          </table:table-cell>
          <table:table-cell table:style-name="ce5" office:value-type="float" office:value="13.33">
            <text:p>13,33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93">
            <text:p>13,93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22">
            <text:p>13,22</text:p>
          </table:table-cell>
          <table:table-cell table:style-name="ce7" office:value-type="float" office:value="9.16">
            <text:p>9,16</text:p>
          </table:table-cell>
          <table:table-cell table:number-columns-repeated="1019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4.74">
            <text:p>4,74</text:p>
          </table:table-cell>
          <table:table-cell table:style-name="ce5" office:value-type="float" office:value="13.2">
            <text:p>13,2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2">
            <text:p>13,2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21">
            <text:p>13,21</text:p>
          </table:table-cell>
          <table:table-cell table:style-name="ce7" office:value-type="float" office:value="9.15">
            <text:p>9,15</text:p>
          </table:table-cell>
          <table:table-cell table:number-columns-repeated="1019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4.74">
            <text:p>4,74</text:p>
          </table:table-cell>
          <table:table-cell table:style-name="ce5" office:value-type="float" office:value="13.21">
            <text:p>13,21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22">
            <text:p>13,22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4.73">
            <text:p>4,73</text:p>
          </table:table-cell>
          <table:table-cell table:style-name="ce5" office:value-type="float" office:value="14.3">
            <text:p>14,3</text:p>
          </table:table-cell>
          <table:table-cell table:style-name="ce7" office:value-type="float" office:value="9.17">
            <text:p>9,17</text:p>
          </table:table-cell>
          <table:table-cell table:number-columns-repeated="1019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4.74">
            <text:p>4,74</text:p>
          </table:table-cell>
          <table:table-cell table:style-name="ce5" office:value-type="float" office:value="14.08">
            <text:p>14,08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4.75">
            <text:p>4,75</text:p>
          </table:table-cell>
          <table:table-cell table:style-name="ce5" office:value-type="float" office:value="13.45">
            <text:p>13,45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3">
            <text:p>4,73</text:p>
          </table:table-cell>
          <table:table-cell table:style-name="ce5" office:value-type="float" office:value="13.44">
            <text:p>13,44</text:p>
          </table:table-cell>
          <table:table-cell table:style-name="ce7" office:value-type="float" office:value="9.15">
            <text:p>9,15</text:p>
          </table:table-cell>
          <table:table-cell table:number-columns-repeated="1019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5" office:value-type="float" office:value="10.44">
            <text:p>10,44</text:p>
          </table:table-cell>
          <table:table-cell table:style-name="ce5" office:value-type="float" office:value="4.74">
            <text:p>4,74</text:p>
          </table:table-cell>
          <table:table-cell table:style-name="ce5" office:value-type="float" office:value="13.46">
            <text:p>13,46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4.71">
            <text:p>4,71</text:p>
          </table:table-cell>
          <table:table-cell table:style-name="ce5" office:value-type="float" office:value="13.48">
            <text:p>13,48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4.73">
            <text:p>4,73</text:p>
          </table:table-cell>
          <table:table-cell table:style-name="ce5" office:value-type="float" office:value="14.19">
            <text:p>14,19</text:p>
          </table:table-cell>
          <table:table-cell table:style-name="ce7" office:value-type="float" office:value="9.16">
            <text:p>9,16</text:p>
          </table:table-cell>
          <table:table-cell table:number-columns-repeated="1019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5" office:value-type="float" office:value="10.47">
            <text:p>10,47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18">
            <text:p>13,18</text:p>
          </table:table-cell>
          <table:table-cell table:style-name="ce7" office:value-type="float" office:value="9.12">
            <text:p>9,12</text:p>
          </table:table-cell>
          <table:table-cell table:number-columns-repeated="1019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5" office:value-type="float" office:value="11.84">
            <text:p>11,84</text:p>
          </table:table-cell>
          <table:table-cell table:style-name="ce5" office:value-type="float" office:value="4.75">
            <text:p>4,75</text:p>
          </table:table-cell>
          <table:table-cell table:style-name="ce5" office:value-type="float" office:value="13.42">
            <text:p>13,42</text:p>
          </table:table-cell>
          <table:table-cell table:style-name="ce7" office:value-type="float" office:value="11.18">
            <text:p>11,18</text:p>
          </table:table-cell>
          <table:table-cell table:number-columns-repeated="1019"/>
        </table:table-row>
        <table:table-row table:style-name="ro1">
          <table:table-cell table:style-name="ce3" office:value-type="float" office:value="153">
            <text:p>153</text:p>
          </table:table-cell>
          <table:table-cell table:style-name="ce5" office:value-type="float" office:value="10.79">
            <text:p>10,79</text:p>
          </table:table-cell>
          <table:table-cell table:style-name="ce5" office:value-type="float" office:value="5.77">
            <text:p>5,77</text:p>
          </table:table-cell>
          <table:table-cell table:style-name="ce5" office:value-type="float" office:value="13.96">
            <text:p>13,96</text:p>
          </table:table-cell>
          <table:table-cell table:style-name="ce7" office:value-type="float" office:value="11.16">
            <text:p>11,16</text:p>
          </table:table-cell>
          <table:table-cell table:number-columns-repeated="1019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5" office:value-type="float" office:value="10.92">
            <text:p>10,92</text:p>
          </table:table-cell>
          <table:table-cell table:style-name="ce5" office:value-type="float" office:value="4.74">
            <text:p>4,74</text:p>
          </table:table-cell>
          <table:table-cell table:style-name="ce5" office:value-type="float" office:value="13.41">
            <text:p>13,41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55">
            <text:p>155</text:p>
          </table:table-cell>
          <table:table-cell table:style-name="ce5" office:value-type="float" office:value="11.29">
            <text:p>11,29</text:p>
          </table:table-cell>
          <table:table-cell table:style-name="ce5" office:value-type="float" office:value="4.61">
            <text:p>4,61</text:p>
          </table:table-cell>
          <table:table-cell table:style-name="ce5" office:value-type="float" office:value="13.19">
            <text:p>13,19</text:p>
          </table:table-cell>
          <table:table-cell table:style-name="ce7" office:value-type="float" office:value="9.09">
            <text:p>9,09</text:p>
          </table:table-cell>
          <table:table-cell table:number-columns-repeated="1019"/>
        </table:table-row>
        <table:table-row table:style-name="ro1">
          <table:table-cell table:style-name="ce3" office:value-type="float" office:value="156">
            <text:p>156</text:p>
          </table:table-cell>
          <table:table-cell table:style-name="ce5" office:value-type="float" office:value="10.83">
            <text:p>10,83</text:p>
          </table:table-cell>
          <table:table-cell table:style-name="ce5" office:value-type="float" office:value="4.99">
            <text:p>4,99</text:p>
          </table:table-cell>
          <table:table-cell table:style-name="ce5" office:value-type="float" office:value="13.22">
            <text:p>13,22</text:p>
          </table:table-cell>
          <table:table-cell table:style-name="ce7" office:value-type="float" office:value="9.26">
            <text:p>9,26</text:p>
          </table:table-cell>
          <table:table-cell table:number-columns-repeated="1019"/>
        </table:table-row>
        <table:table-row table:style-name="ro1">
          <table:table-cell table:style-name="ce3" office:value-type="float" office:value="157">
            <text:p>157</text:p>
          </table:table-cell>
          <table:table-cell table:style-name="ce5" office:value-type="float" office:value="11.35">
            <text:p>11,35</text:p>
          </table:table-cell>
          <table:table-cell table:style-name="ce5" office:value-type="float" office:value="4.65">
            <text:p>4,65</text:p>
          </table:table-cell>
          <table:table-cell table:style-name="ce5" office:value-type="float" office:value="13.19">
            <text:p>13,19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58">
            <text:p>158</text:p>
          </table:table-cell>
          <table:table-cell table:style-name="ce5" office:value-type="float" office:value="10.8">
            <text:p>10,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4">
            <text:p>13,4</text:p>
          </table:table-cell>
          <table:table-cell table:style-name="ce7" office:value-type="float" office:value="9.1">
            <text:p>9,1</text:p>
          </table:table-cell>
          <table:table-cell table:number-columns-repeated="1019"/>
        </table:table-row>
        <table:table-row table:style-name="ro1">
          <table:table-cell table:style-name="ce3" office:value-type="float" office:value="159">
            <text:p>159</text:p>
          </table:table-cell>
          <table:table-cell table:style-name="ce5" office:value-type="float" office:value="11.07">
            <text:p>11,07</text:p>
          </table:table-cell>
          <table:table-cell table:style-name="ce5" office:value-type="float" office:value="4.73">
            <text:p>4,73</text:p>
          </table:table-cell>
          <table:table-cell table:style-name="ce5" office:value-type="float" office:value="13.97">
            <text:p>13,97</text:p>
          </table:table-cell>
          <table:table-cell table:style-name="ce7" office:value-type="float" office:value="9.21">
            <text:p>9,21</text:p>
          </table:table-cell>
          <table:table-cell table:number-columns-repeated="1019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5" office:value-type="float" office:value="10.47">
            <text:p>10,47</text:p>
          </table:table-cell>
          <table:table-cell table:style-name="ce5" office:value-type="float" office:value="4.7">
            <text:p>4,7</text:p>
          </table:table-cell>
          <table:table-cell table:style-name="ce5" office:value-type="float" office:value="13.21">
            <text:p>13,21</text:p>
          </table:table-cell>
          <table:table-cell table:style-name="ce7" office:value-type="float" office:value="9.04">
            <text:p>9,04</text:p>
          </table:table-cell>
          <table:table-cell table:number-columns-repeated="1019"/>
        </table:table-row>
        <table:table-row table:style-name="ro1">
          <table:table-cell table:style-name="ce3" office:value-type="float" office:value="161">
            <text:p>161</text:p>
          </table:table-cell>
          <table:table-cell table:style-name="ce5" office:value-type="float" office:value="10.47">
            <text:p>10,47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19">
            <text:p>13,19</text:p>
          </table:table-cell>
          <table:table-cell table:style-name="ce7" office:value-type="float" office:value="9.13">
            <text:p>9,13</text:p>
          </table:table-cell>
          <table:table-cell table:number-columns-repeated="1019"/>
        </table:table-row>
        <table:table-row table:style-name="ro1">
          <table:table-cell table:style-name="ce3" office:value-type="float" office:value="162">
            <text:p>162</text:p>
          </table:table-cell>
          <table:table-cell table:style-name="ce5" office:value-type="float" office:value="10.49">
            <text:p>10,49</text:p>
          </table:table-cell>
          <table:table-cell table:style-name="ce5" office:value-type="float" office:value="4.73">
            <text:p>4,73</text:p>
          </table:table-cell>
          <table:table-cell table:style-name="ce5" office:value-type="float" office:value="13.2">
            <text:p>13,2</text:p>
          </table:table-cell>
          <table:table-cell table:style-name="ce7" office:value-type="float" office:value="9.23">
            <text:p>9,23</text:p>
          </table:table-cell>
          <table:table-cell table:number-columns-repeated="1019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5" office:value-type="float" office:value="11.46">
            <text:p>11,46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2">
            <text:p>13,2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64">
            <text:p>164</text:p>
          </table:table-cell>
          <table:table-cell table:style-name="ce5" office:value-type="float" office:value="11.08">
            <text:p>11,08</text:p>
          </table:table-cell>
          <table:table-cell table:style-name="ce5" office:value-type="float" office:value="4.7">
            <text:p>4,7</text:p>
          </table:table-cell>
          <table:table-cell table:style-name="ce5" office:value-type="float" office:value="13.41">
            <text:p>13,41</text:p>
          </table:table-cell>
          <table:table-cell table:style-name="ce7" office:value-type="float" office:value="9.13">
            <text:p>9,13</text:p>
          </table:table-cell>
          <table:table-cell table:number-columns-repeated="1019"/>
        </table:table-row>
        <table:table-row table:style-name="ro1">
          <table:table-cell table:style-name="ce3" office:value-type="float" office:value="165">
            <text:p>165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2">
            <text:p>13,2</text:p>
          </table:table-cell>
          <table:table-cell table:style-name="ce7" office:value-type="float" office:value="9.23">
            <text:p>9,23</text:p>
          </table:table-cell>
          <table:table-cell table:number-columns-repeated="1019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5" office:value-type="float" office:value="10.45">
            <text:p>10,45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41">
            <text:p>13,41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5" office:value-type="float" office:value="10.46">
            <text:p>10,46</text:p>
          </table:table-cell>
          <table:table-cell table:style-name="ce5" office:value-type="float" office:value="4.7">
            <text:p>4,7</text:p>
          </table:table-cell>
          <table:table-cell table:style-name="ce5" office:value-type="float" office:value="13.2">
            <text:p>13,2</text:p>
          </table:table-cell>
          <table:table-cell table:style-name="ce7" office:value-type="float" office:value="9.13">
            <text:p>9,13</text:p>
          </table:table-cell>
          <table:table-cell table:number-columns-repeated="1019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5" office:value-type="float" office:value="10.51">
            <text:p>10,51</text:p>
          </table:table-cell>
          <table:table-cell table:style-name="ce5" office:value-type="float" office:value="4.71">
            <text:p>4,71</text:p>
          </table:table-cell>
          <table:table-cell table:style-name="ce5" office:value-type="float" office:value="13.21">
            <text:p>13,21</text:p>
          </table:table-cell>
          <table:table-cell table:style-name="ce7" office:value-type="float" office:value="9.27">
            <text:p>9,27</text:p>
          </table:table-cell>
          <table:table-cell table:number-columns-repeated="1019"/>
        </table:table-row>
        <table:table-row table:style-name="ro1">
          <table:table-cell table:style-name="ce3" office:value-type="float" office:value="169">
            <text:p>169</text:p>
          </table:table-cell>
          <table:table-cell table:style-name="ce5" office:value-type="float" office:value="10.92">
            <text:p>10,92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2">
            <text:p>13,2</text:p>
          </table:table-cell>
          <table:table-cell table:style-name="ce7" office:value-type="float" office:value="9.07">
            <text:p>9,07</text:p>
          </table:table-cell>
          <table:table-cell table:number-columns-repeated="1019"/>
        </table:table-row>
        <table:table-row table:style-name="ro1">
          <table:table-cell table:style-name="ce3" office:value-type="float" office:value="170">
            <text:p>170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67">
            <text:p>13,67</text:p>
          </table:table-cell>
          <table:table-cell table:style-name="ce7" office:value-type="float" office:value="9.12">
            <text:p>9,12</text:p>
          </table:table-cell>
          <table:table-cell table:number-columns-repeated="1019"/>
        </table:table-row>
        <table:table-row table:style-name="ro1">
          <table:table-cell table:style-name="ce3" office:value-type="float" office:value="171">
            <text:p>171</text:p>
          </table:table-cell>
          <table:table-cell table:style-name="ce5" office:value-type="float" office:value="10.51">
            <text:p>10,51</text:p>
          </table:table-cell>
          <table:table-cell table:style-name="ce5" office:value-type="float" office:value="4.71">
            <text:p>4,71</text:p>
          </table:table-cell>
          <table:table-cell table:style-name="ce5" office:value-type="float" office:value="14.5">
            <text:p>14,5</text:p>
          </table:table-cell>
          <table:table-cell table:style-name="ce7" office:value-type="float" office:value="9.22">
            <text:p>9,22</text:p>
          </table:table-cell>
          <table:table-cell table:number-columns-repeated="1019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4.71">
            <text:p>4,71</text:p>
          </table:table-cell>
          <table:table-cell table:style-name="ce5" office:value-type="float" office:value="13.48">
            <text:p>13,48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73">
            <text:p>173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">
            <text:p>4,7</text:p>
          </table:table-cell>
          <table:table-cell table:style-name="ce5" office:value-type="float" office:value="13.45">
            <text:p>13,45</text:p>
          </table:table-cell>
          <table:table-cell table:style-name="ce7" office:value-type="float" office:value="9.14">
            <text:p>9,14</text:p>
          </table:table-cell>
          <table:table-cell table:number-columns-repeated="1019"/>
        </table:table-row>
        <table:table-row table:style-name="ro1">
          <table:table-cell table:style-name="ce3" office:value-type="float" office:value="174">
            <text:p>174</text:p>
          </table:table-cell>
          <table:table-cell table:style-name="ce5" office:value-type="float" office:value="10.52">
            <text:p>10,52</text:p>
          </table:table-cell>
          <table:table-cell table:style-name="ce5" office:value-type="float" office:value="4.73">
            <text:p>4,73</text:p>
          </table:table-cell>
          <table:table-cell table:style-name="ce5" office:value-type="float" office:value="13.67">
            <text:p>13,67</text:p>
          </table:table-cell>
          <table:table-cell table:style-name="ce7" office:value-type="float" office:value="9.22">
            <text:p>9,22</text:p>
          </table:table-cell>
          <table:table-cell table:number-columns-repeated="1019"/>
        </table:table-row>
        <table:table-row table:style-name="ro1">
          <table:table-cell table:style-name="ce3" office:value-type="float" office:value="175">
            <text:p>175</text:p>
          </table:table-cell>
          <table:table-cell table:style-name="ce5" office:value-type="float" office:value="10.5">
            <text:p>10,5</text:p>
          </table:table-cell>
          <table:table-cell table:style-name="ce5" office:value-type="float" office:value="4.69">
            <text:p>4,69</text:p>
          </table:table-cell>
          <table:table-cell table:style-name="ce5" office:value-type="float" office:value="13.45">
            <text:p>13,45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76">
            <text:p>176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67">
            <text:p>13,67</text:p>
          </table:table-cell>
          <table:table-cell table:style-name="ce7" office:value-type="float" office:value="9.13">
            <text:p>9,13</text:p>
          </table:table-cell>
          <table:table-cell table:number-columns-repeated="1019"/>
        </table:table-row>
        <table:table-row table:style-name="ro1">
          <table:table-cell table:style-name="ce3" office:value-type="float" office:value="177">
            <text:p>177</text:p>
          </table:table-cell>
          <table:table-cell table:style-name="ce5" office:value-type="float" office:value="10.51">
            <text:p>10,51</text:p>
          </table:table-cell>
          <table:table-cell table:style-name="ce5" office:value-type="float" office:value="4.71">
            <text:p>4,71</text:p>
          </table:table-cell>
          <table:table-cell table:style-name="ce5" office:value-type="float" office:value="13.71">
            <text:p>13,71</text:p>
          </table:table-cell>
          <table:table-cell table:style-name="ce7" office:value-type="float" office:value="9.26">
            <text:p>9,26</text:p>
          </table:table-cell>
          <table:table-cell table:number-columns-repeated="1019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5" office:value-type="float" office:value="11.6">
            <text:p>11,6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49">
            <text:p>13,49</text:p>
          </table:table-cell>
          <table:table-cell table:style-name="ce7" office:value-type="float" office:value="9.05">
            <text:p>9,05</text:p>
          </table:table-cell>
          <table:table-cell table:number-columns-repeated="1019"/>
        </table:table-row>
        <table:table-row table:style-name="ro1">
          <table:table-cell table:style-name="ce3" office:value-type="float" office:value="179">
            <text:p>179</text:p>
          </table:table-cell>
          <table:table-cell table:style-name="ce5" office:value-type="float" office:value="11.1">
            <text:p>11,1</text:p>
          </table:table-cell>
          <table:table-cell table:style-name="ce5" office:value-type="float" office:value="4.7">
            <text:p>4,7</text:p>
          </table:table-cell>
          <table:table-cell table:style-name="ce5" office:value-type="float" office:value="14.33">
            <text:p>14,33</text:p>
          </table:table-cell>
          <table:table-cell table:style-name="ce7" office:value-type="float" office:value="9.13">
            <text:p>9,13</text:p>
          </table:table-cell>
          <table:table-cell table:number-columns-repeated="1019"/>
        </table:table-row>
        <table:table-row table:style-name="ro1">
          <table:table-cell table:style-name="ce3" office:value-type="float" office:value="180">
            <text:p>180</text:p>
          </table:table-cell>
          <table:table-cell table:style-name="ce5" office:value-type="float" office:value="10.48">
            <text:p>10,48</text:p>
          </table:table-cell>
          <table:table-cell table:style-name="ce5" office:value-type="float" office:value="4.72">
            <text:p>4,72</text:p>
          </table:table-cell>
          <table:table-cell table:style-name="ce5" office:value-type="float" office:value="13.53">
            <text:p>13,53</text:p>
          </table:table-cell>
          <table:table-cell table:style-name="ce7" office:value-type="float" office:value="9.22">
            <text:p>9,22</text:p>
          </table:table-cell>
          <table:table-cell table:number-columns-repeated="1019"/>
        </table:table-row>
        <table:table-row table:style-name="ro1">
          <table:table-cell table:style-name="ce3" office:value-type="float" office:value="181">
            <text:p>181</text:p>
          </table:table-cell>
          <table:table-cell table:style-name="ce5" office:value-type="float" office:value="10.44">
            <text:p>10,44</text:p>
          </table:table-cell>
          <table:table-cell table:style-name="ce5" office:value-type="float" office:value="4.71">
            <text:p>4,71</text:p>
          </table:table-cell>
          <table:table-cell table:style-name="ce5" office:value-type="float" office:value="13.46">
            <text:p>13,46</text:p>
          </table:table-cell>
          <table:table-cell table:style-name="ce7" office:value-type="float" office:value="9.06">
            <text:p>9,0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Average power</text:p>
          </table:table-cell>
          <table:table-cell table:style-name="ce6" table:formula="of:=SUM([.B4:.B184]) / [.$A$184]" office:value-type="float" office:value="10.7111049723757">
            <text:p>10,7111049724</text:p>
          </table:table-cell>
          <table:table-cell table:style-name="ce6" table:formula="of:=SUM([.C4:.C184]) / [.$A$184]" office:value-type="float" office:value="7.44596685082873">
            <text:p>7,4459668508</text:p>
          </table:table-cell>
          <table:table-cell table:style-name="ce6" table:formula="of:=SUM([.D4:.D184]) / [.$A$184]" office:value-type="float" office:value="13.7981767955801">
            <text:p>13,7981767956</text:p>
          </table:table-cell>
          <table:table-cell table:style-name="ce6" table:formula="of:=SUM([.E4:.E184]) / [.$A$184]" office:value-type="float" office:value="10.9896685082873">
            <text:p>10,9896685083</text:p>
          </table:table-cell>
          <table:table-cell table:number-columns-repeated="1019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 ThinkPad" table:style-name="ta1">
        <table:shapes>
          <draw:frame draw:z-index="0" draw:style-name="gr1" svg:width="35.794cm" svg:height="16.415cm" svg:x="0cm" svg:y="0cm">
            <draw:object draw:notify-on-update-of-ranges="data.B3:data.B3 data.B4:data.B184 data.C3:data.C3 data.C4:data.C1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3">
          <table:table-cell/>
        </table:table-row>
      </table:table>
      <table:table table:name="chart HP" table:style-name="ta1">
        <table:shapes>
          <draw:frame draw:z-index="0" draw:style-name="gr1" svg:width="35.683cm" svg:height="17.928cm" svg:x="0.001cm" svg:y="0.001cm">
            <draw:object draw:notify-on-update-of-ranges="data.D3:data.D3 data.D4:data.D184 data.E3:data.E3 data.E4:data.E18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row table:style-name="ro3" table:number-rows-repeated="47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10:46:43</meta:creation-date>
    <dc:date>2013-06-05T14:08:47</dc:date>
    <meta:editing-duration>PT2H36M43S</meta:editing-duration>
    <meta:editing-cycles>7</meta:editing-cycles>
    <meta:generator>LibreOffice/3.5$Linux_X86_64 LibreOffice_project/350m1$Build-2</meta:generator>
    <meta:document-statistic meta:table-count="3" meta:cell-count="91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.5" chart:maximum="13" chart:interval-major="0.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795cm" svg:height="16.416cm" xlink:href=".." xlink:type="simple" chart:class="chart:line" chart:style-name="ch1">
        <chart:title svg:x="10.022cm" svg:y="0.464cm" chart:style-name="ch2">
          <text:p>Comparison of our distribution and OpenSUSE's official on the ThinkPad laptop</text:p>
        </chart:title>
        <chart:subtitle svg:x="14.017cm" svg:y="1.571cm" chart:style-name="ch3">
          <text:p>OpenSUSE 12.3 KDE - our distribution 0.2.1</text:p>
        </chart:subtitle>
        <chart:legend chart:legend-position="end" svg:x="29.106cm" svg:y="7.66cm" style:legend-expansion="high" chart:style-name="ch4"/>
        <chart:plot-area chart:style-name="ch5" table:cell-range-address="data.B3:data.C184" chart:data-source-has-labels="row" svg:x="1.726cm" svg:y="2.91cm" svg:width="25.95cm" svg:height="12.197cm">
          <chartooo:coordinate-region svg:x="2.638cm" svg:y="3.109cm" svg:width="24.839cm" svg:height="11.192cm"/>
          <chart:axis chart:dimension="x" chart:name="primary-x" chart:style-name="ch6">
            <chart:title svg:x="12.911cm" svg:y="15.435cm" chart:style-name="ch7">
              <text:p>Time elapsed (seconds)</text:p>
            </chart:title>
          </chart:axis>
          <chart:axis chart:dimension="y" chart:name="primary-y" chart:style-name="ch8">
            <chart:title svg:x="0.451cm" svg:y="10.785cm" chart:style-name="ch9">
              <text:p>Power consumed (Watt)</text:p>
            </chart:title>
            <chart:grid chart:style-name="ch10" chart:class="major"/>
          </chart:axis>
          <chart:series chart:style-name="ch11" chart:values-cell-range-address="data.B4:data.B184" chart:label-cell-address="data.B3:data.B3" chart:class="chart:line">
            <chart:data-point chart:repeated="181"/>
          </chart:series>
          <chart:series chart:style-name="ch12" chart:values-cell-range-address="data.C4:data.C184" chart:label-cell-address="data.C3:data.C3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inkpad – OpenSUSE 12.3 LXDE</text:p>
                <draw:g>
                  <svg:desc>data.B3:data.B3</svg:desc>
                </draw:g>
              </table:table-cell>
              <table:table-cell office:value-type="string">
                <text:p>Thinkpad – v0.2.1</text:p>
                <draw:g>
                  <svg:desc>data.C3:data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7">
                <text:p>10.7</text:p>
                <draw:g>
                  <svg:desc>data.B4:data.B184</svg:desc>
                </draw:g>
              </table:table-cell>
              <table:table-cell office:value-type="float" office:value="9.13">
                <text:p>9.13</text:p>
                <draw:g>
                  <svg:desc>data.C4:data.C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8">
                <text:p>10.68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62">
                <text:p>10.6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6">
                <text:p>10.6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61">
                <text:p>10.61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8">
                <text:p>10.58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63">
                <text:p>12.63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64">
                <text:p>10.64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64">
                <text:p>10.6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6">
                <text:p>10.6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65">
                <text:p>10.65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6">
                <text:p>10.6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">
                <text:p>10.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64">
                <text:p>10.64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61">
                <text:p>10.61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6">
                <text:p>10.6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42">
                <text:p>11.4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61">
                <text:p>10.61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61">
                <text:p>10.6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.62">
                <text:p>10.6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62">
                <text:p>10.62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61">
                <text:p>10.6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63">
                <text:p>10.63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.6">
                <text:p>10.6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25">
                <text:p>11.2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.66">
                <text:p>10.66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61">
                <text:p>10.61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.59">
                <text:p>10.5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87">
                <text:p>10.87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62">
                <text:p>10.6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07">
                <text:p>11.0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05">
                <text:p>11.05</text:p>
              </table:table-cell>
              <table:table-cell office:value-type="float" office:value="9.94">
                <text:p>9.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6">
                <text:p>11.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62">
                <text:p>10.62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63">
                <text:p>10.63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07">
                <text:p>11.07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.64">
                <text:p>10.64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.87">
                <text:p>10.87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.64">
                <text:p>10.64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63">
                <text:p>10.63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.68">
                <text:p>10.68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.64">
                <text:p>10.64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.63">
                <text:p>10.6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.67">
                <text:p>10.67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.65">
                <text:p>10.65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63">
                <text:p>10.63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.62">
                <text:p>10.6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.6">
                <text:p>10.6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.62">
                <text:p>10.62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64">
                <text:p>10.6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62">
                <text:p>10.6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59">
                <text:p>10.5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3">
                <text:p>10.63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">
                <text:p>10.6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59">
                <text:p>10.59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.63">
                <text:p>10.63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32">
                <text:p>11.3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.97">
                <text:p>10.97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37">
                <text:p>11.37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17">
                <text:p>11.1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.63">
                <text:p>10.63</text:p>
              </table:table-cell>
              <table:table-cell office:value-type="float" office:value="8.61">
                <text:p>8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.62">
                <text:p>10.6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.63">
                <text:p>10.63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61">
                <text:p>10.61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62">
                <text:p>10.62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.62">
                <text:p>10.6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.7">
                <text:p>10.7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63">
                <text:p>10.6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63">
                <text:p>10.6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62">
                <text:p>10.62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62">
                <text:p>10.6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62">
                <text:p>10.62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63">
                <text:p>10.6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62">
                <text:p>10.6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59">
                <text:p>10.59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">
                <text:p>10.6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6">
                <text:p>10.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61">
                <text:p>10.6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.71">
                <text:p>10.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.63">
                <text:p>10.63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.63">
                <text:p>10.63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63">
                <text:p>10.63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.63">
                <text:p>10.6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47">
                <text:p>11.47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.59">
                <text:p>10.59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.56">
                <text:p>10.5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.49">
                <text:p>10.49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36">
                <text:p>12.36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22">
                <text:p>12.2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51">
                <text:p>10.51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.55">
                <text:p>10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.32">
                <text:p>11.3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22">
                <text:p>11.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.51">
                <text:p>10.5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49">
                <text:p>10.49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.49">
                <text:p>10.49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.49">
                <text:p>10.49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.47">
                <text:p>10.47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.46">
                <text:p>10.4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.47">
                <text:p>10.4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.45">
                <text:p>10.4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45">
                <text:p>10.45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46">
                <text:p>10.46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45">
                <text:p>10.45</text:p>
              </table:table-cell>
              <table:table-cell office:value-type="float" office:value="8.41">
                <text:p>8.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5">
                <text:p>10.45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46">
                <text:p>10.46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46">
                <text:p>10.46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44">
                <text:p>10.4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46">
                <text:p>10.46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47">
                <text:p>10.47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46">
                <text:p>10.46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46">
                <text:p>10.4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4">
                <text:p>10.44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45">
                <text:p>10.45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45">
                <text:p>10.45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45">
                <text:p>10.45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44">
                <text:p>10.44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26">
                <text:p>11.26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8">
                <text:p>10.8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36">
                <text:p>11.3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45">
                <text:p>10.45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45">
                <text:p>10.45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52">
                <text:p>11.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11">
                <text:p>11.11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45">
                <text:p>10.45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58">
                <text:p>10.5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.48">
                <text:p>10.48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.49">
                <text:p>10.49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16">
                <text:p>11.16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44">
                <text:p>11.44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9">
                <text:p>10.49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5">
                <text:p>10.55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55">
                <text:p>11.55</text:p>
              </table:table-cell>
              <table:table-cell office:value-type="float" office:value="5.02">
                <text:p>5.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48">
                <text:p>10.4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49">
                <text:p>10.49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51">
                <text:p>10.51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45">
                <text:p>10.4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48">
                <text:p>10.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46">
                <text:p>10.46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45">
                <text:p>10.4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48">
                <text:p>10.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46">
                <text:p>10.46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48">
                <text:p>10.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49">
                <text:p>10.49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45">
                <text:p>10.45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45">
                <text:p>10.45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48">
                <text:p>10.48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44">
                <text:p>10.44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46">
                <text:p>10.46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5">
                <text:p>10.5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47">
                <text:p>10.4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84">
                <text:p>11.84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.79">
                <text:p>10.79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.92">
                <text:p>10.92</text:p>
              </table:table-cell>
              <table:table-cell office:value-type="float" office:value="4.74">
                <text:p>4.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29">
                <text:p>11.29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83">
                <text:p>10.83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35">
                <text:p>11.3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.8">
                <text:p>10.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07">
                <text:p>11.07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47">
                <text:p>10.4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.47">
                <text:p>10.47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49">
                <text:p>10.49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46">
                <text:p>11.4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08">
                <text:p>11.0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.48">
                <text:p>10.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.45">
                <text:p>10.45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46">
                <text:p>10.4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.51">
                <text:p>10.5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92">
                <text:p>10.92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48">
                <text:p>10.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51">
                <text:p>10.5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5">
                <text:p>10.5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.48">
                <text:p>10.48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52">
                <text:p>10.52</text:p>
              </table:table-cell>
              <table:table-cell office:value-type="float" office:value="4.73">
                <text:p>4.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5">
                <text:p>10.5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.48">
                <text:p>10.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.51">
                <text:p>10.51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.6">
                <text:p>11.6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1">
                <text:p>11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48">
                <text:p>10.48</text:p>
              </table:table-cell>
              <table:table-cell office:value-type="float" office:value="4.72">
                <text:p>4.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44">
                <text:p>10.44</text:p>
              </table:table-cell>
              <table:table-cell office:value-type="float" office:value="4.71">
                <text:p>4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" chart:maximum="16.5" chart:interval-major="0.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684cm" svg:height="17.929cm" xlink:href=".." xlink:type="simple" chart:class="chart:line" chart:style-name="ch1">
        <chart:title svg:x="10.589cm" svg:y="0.494cm" chart:style-name="ch2">
          <text:p>Comparison of our distribution and OpenSUSE's official on the HP laptop</text:p>
        </chart:title>
        <chart:subtitle svg:x="13.962cm" svg:y="1.631cm" chart:style-name="ch3">
          <text:p>OpenSUSE 12.3 KDE - our distribution 0.2.1</text:p>
        </chart:subtitle>
        <chart:legend chart:legend-position="end" svg:x="30.107cm" svg:y="8.416cm" style:legend-expansion="high" chart:style-name="ch4"/>
        <chart:plot-area chart:style-name="ch5" table:cell-range-address="data.D3:data.E184" chart:data-source-has-labels="row" svg:x="1.724cm" svg:y="3.03cm" svg:width="26.957cm" svg:height="13.56cm">
          <chartooo:coordinate-region svg:x="2.636cm" svg:y="3.229cm" svg:width="25.846cm" svg:height="12.555cm"/>
          <chart:axis chart:dimension="x" chart:name="primary-x" chart:style-name="ch6">
            <chart:title svg:x="13.412cm" svg:y="16.948cm" chart:style-name="ch7">
              <text:p>Time elapsed (seconds)</text:p>
            </chart:title>
          </chart:axis>
          <chart:axis chart:dimension="y" chart:name="primary-y" chart:style-name="ch8">
            <chart:title svg:x="0.451cm" svg:y="11.587cm" chart:style-name="ch9">
              <text:p>Power consumed (Watt)</text:p>
            </chart:title>
            <chart:grid chart:style-name="ch10" chart:class="major"/>
          </chart:axis>
          <chart:series chart:style-name="ch11" chart:values-cell-range-address="data.D4:data.D184" chart:label-cell-address="data.D3:data.D3" chart:class="chart:line">
            <chart:data-point chart:repeated="181"/>
          </chart:series>
          <chart:series chart:style-name="ch12" chart:values-cell-range-address="data.E4:data.E184" chart:label-cell-address="data.E3:data.E3" chart:class="chart:line">
            <chart:data-point chart:repeated="1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P – OpenSUSE 12.3 KDE</text:p>
                <draw:g>
                  <svg:desc>data.D3:data.D3</svg:desc>
                </draw:g>
              </table:table-cell>
              <table:table-cell office:value-type="string">
                <text:p>HP – v0.2.1</text:p>
                <draw:g>
                  <svg:desc>data.E3:data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11">
                <text:p>16.11</text:p>
                <draw:g>
                  <svg:desc>data.D4:data.D184</svg:desc>
                </draw:g>
              </table:table-cell>
              <table:table-cell office:value-type="float" office:value="11.67">
                <text:p>11.67</text:p>
                <draw:g>
                  <svg:desc>data.E4:data.E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27">
                <text:p>16.27</text:p>
              </table:table-cell>
              <table:table-cell office:value-type="float" office:value="11.77">
                <text:p>11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.28">
                <text:p>16.2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25">
                <text:p>16.2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26">
                <text:p>16.26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27">
                <text:p>16.2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26">
                <text:p>16.2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3">
                <text:p>16.3</text:p>
              </table:table-cell>
              <table:table-cell office:value-type="float" office:value="11.82">
                <text:p>11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21">
                <text:p>16.21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22">
                <text:p>16.22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2">
                <text:p>16.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6">
                <text:p>16.16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16">
                <text:p>16.16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16">
                <text:p>16.16</text:p>
              </table:table-cell>
              <table:table-cell office:value-type="float" office:value="11.89">
                <text:p>11.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21">
                <text:p>16.21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18">
                <text:p>16.1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24">
                <text:p>16.24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36">
                <text:p>16.3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38">
                <text:p>15.3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47">
                <text:p>13.4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49">
                <text:p>13.4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49">
                <text:p>13.49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82">
                <text:p>14.8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58">
                <text:p>14.5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35">
                <text:p>14.35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78">
                <text:p>13.7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6">
                <text:p>13.4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91">
                <text:p>13.91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5">
                <text:p>13.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39">
                <text:p>13.39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37">
                <text:p>13.3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36">
                <text:p>13.36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38">
                <text:p>13.3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7">
                <text:p>13.37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37">
                <text:p>13.37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37">
                <text:p>13.3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08">
                <text:p>14.08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13">
                <text:p>13.1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11">
                <text:p>13.11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12">
                <text:p>13.12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13">
                <text:p>13.13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.12">
                <text:p>13.12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13">
                <text:p>13.1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.13">
                <text:p>13.1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.13">
                <text:p>13.1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.12">
                <text:p>13.1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.12">
                <text:p>13.1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03">
                <text:p>14.0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.39">
                <text:p>13.3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.53">
                <text:p>13.53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.37">
                <text:p>13.37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.37">
                <text:p>13.37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.54">
                <text:p>13.54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.39">
                <text:p>13.39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.38">
                <text:p>13.3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.37">
                <text:p>13.3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.59">
                <text:p>13.5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23">
                <text:p>14.23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12">
                <text:p>14.1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.13">
                <text:p>13.13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.58">
                <text:p>13.58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.12">
                <text:p>13.12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48">
                <text:p>14.48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.38">
                <text:p>13.38</text:p>
              </table:table-cell>
              <table:table-cell office:value-type="float" office:value="11.69">
                <text:p>11.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.39">
                <text:p>13.3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47">
                <text:p>13.47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.16">
                <text:p>14.1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.31">
                <text:p>14.31</text:p>
              </table:table-cell>
              <table:table-cell office:value-type="float" office:value="11.72">
                <text:p>11.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.34">
                <text:p>14.34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24">
                <text:p>13.2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71">
                <text:p>13.71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12">
                <text:p>13.12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85">
                <text:p>13.8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13">
                <text:p>13.13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.12">
                <text:p>13.1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.12">
                <text:p>13.1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.12">
                <text:p>13.1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.1">
                <text:p>13.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.45">
                <text:p>14.45</text:p>
              </table:table-cell>
              <table:table-cell office:value-type="float" office:value="11.68">
                <text:p>11.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.12">
                <text:p>13.1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.99">
                <text:p>13.9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.13">
                <text:p>13.13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67">
                <text:p>15.6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.39">
                <text:p>13.3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8">
                <text:p>13.38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37">
                <text:p>13.37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.37">
                <text:p>13.3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.42">
                <text:p>13.4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.79">
                <text:p>13.79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.11">
                <text:p>13.11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.11">
                <text:p>13.11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09">
                <text:p>13.0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11">
                <text:p>13.1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12">
                <text:p>13.12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.26">
                <text:p>13.2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.08">
                <text:p>13.08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.11">
                <text:p>13.1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.28">
                <text:p>13.2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12">
                <text:p>13.12</text:p>
              </table:table-cell>
              <table:table-cell office:value-type="float" office:value="11.76">
                <text:p>11.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32">
                <text:p>13.3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11">
                <text:p>13.1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11">
                <text:p>13.11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11">
                <text:p>13.11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17">
                <text:p>13.1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19">
                <text:p>13.19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39">
                <text:p>13.3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18">
                <text:p>13.18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84">
                <text:p>13.84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.87">
                <text:p>13.87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76">
                <text:p>13.7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.68">
                <text:p>13.68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.45">
                <text:p>13.45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.45">
                <text:p>13.4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.66">
                <text:p>13.66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.43">
                <text:p>13.43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.72">
                <text:p>13.7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.44">
                <text:p>13.44</text:p>
              </table:table-cell>
              <table:table-cell office:value-type="float" office:value="11.74">
                <text:p>11.7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.87">
                <text:p>13.87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.49">
                <text:p>13.49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.78">
                <text:p>13.7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.39">
                <text:p>14.3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.26">
                <text:p>14.2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.01">
                <text:p>14.01</text:p>
              </table:table-cell>
              <table:table-cell office:value-type="float" office:value="11.73">
                <text:p>11.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.86">
                <text:p>13.86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85">
                <text:p>13.85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.19">
                <text:p>13.1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.77">
                <text:p>13.77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.21">
                <text:p>13.2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.17">
                <text:p>14.17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23">
                <text:p>13.23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79">
                <text:p>13.79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22">
                <text:p>13.2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.28">
                <text:p>14.28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35">
                <text:p>13.35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26">
                <text:p>13.2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33">
                <text:p>13.33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93">
                <text:p>13.9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22">
                <text:p>13.22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2">
                <text:p>13.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2">
                <text:p>13.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21">
                <text:p>13.2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21">
                <text:p>13.21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22">
                <text:p>13.22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3">
                <text:p>14.3</text:p>
              </table:table-cell>
              <table:table-cell office:value-type="float" office:value="9.17">
                <text:p>9.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08">
                <text:p>14.0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5">
                <text:p>13.45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44">
                <text:p>13.44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46">
                <text:p>13.46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48">
                <text:p>13.4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19">
                <text:p>14.19</text:p>
              </table:table-cell>
              <table:table-cell office:value-type="float" office:value="9.16">
                <text:p>9.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18">
                <text:p>13.18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42">
                <text:p>13.42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96">
                <text:p>13.96</text:p>
              </table:table-cell>
              <table:table-cell office:value-type="float" office:value="11.16">
                <text:p>11.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41">
                <text:p>13.41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19">
                <text:p>13.19</text:p>
              </table:table-cell>
              <table:table-cell office:value-type="float" office:value="9.09">
                <text:p>9.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22">
                <text:p>13.22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.19">
                <text:p>13.19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4">
                <text:p>13.4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97">
                <text:p>13.97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21">
                <text:p>13.21</text:p>
              </table:table-cell>
              <table:table-cell office:value-type="float" office:value="9.04">
                <text:p>9.0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19">
                <text:p>13.19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2">
                <text:p>13.2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2">
                <text:p>13.2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41">
                <text:p>13.41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2">
                <text:p>13.2</text:p>
              </table:table-cell>
              <table:table-cell office:value-type="float" office:value="9.23">
                <text:p>9.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41">
                <text:p>13.41</text:p>
              </table:table-cell>
              <table:table-cell office:value-type="float" office:value="9.06">
                <text:p>9.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2">
                <text:p>13.2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21">
                <text:p>13.21</text:p>
              </table:table-cell>
              <table:table-cell office:value-type="float" office:value="9.27">
                <text:p>9.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2">
                <text:p>13.2</text:p>
              </table:table-cell>
              <table:table-cell office:value-type="float" office:value="9.07">
                <text:p>9.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67">
                <text:p>13.67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.5">
                <text:p>14.5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48">
                <text:p>13.4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45">
                <text:p>13.45</text:p>
              </table:table-cell>
              <table:table-cell office:value-type="float" office:value="9.14">
                <text:p>9.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67">
                <text:p>13.67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45">
                <text:p>13.45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67">
                <text:p>13.67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71">
                <text:p>13.71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49">
                <text:p>13.49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.33">
                <text:p>14.33</text:p>
              </table:table-cell>
              <table:table-cell office:value-type="float" office:value="9.13">
                <text:p>9.1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53">
                <text:p>13.53</text:p>
              </table:table-cell>
              <table:table-cell office:value-type="float" office:value="9.22">
                <text:p>9.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46">
                <text:p>13.46</text:p>
              </table:table-cell>
              <table:table-cell office:value-type="float" office:value="9.06">
                <text:p>9.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